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1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Features Added:</text:p>
      <text:list text:style-name="L1">
        <text:list-item>
          <text:p text:style-name="P2"><text:span text:style-name="Strong_20_Emphasis"><text:span text:style-name="T1">Data Management</text:span></text:span><text:span text:style-name="T1">:</text:span></text:p>
          <text:list>
            <text:list-item>
              <text:p text:style-name="P3">JSON file storage for motor data</text:p>
            </text:list-item>
            <text:list-item>
              <text:p text:style-name="P3">CRUD operations (Create, Read, Update, Delete)</text:p>
            </text:list-item>
            <text:list-item>
              <text:p text:style-name="P3">Data validation and error handling</text:p>
            </text:list-item>
          </text:list>
        </text:list-item>
        <text:list-item>
          <text:p text:style-name="P2"><text:span text:style-name="Strong_20_Emphasis"><text:span text:style-name="T1">User Interface</text:span></text:span><text:span text:style-name="T1">:</text:span></text:p>
          <text:list>
            <text:list-item>
              <text:p text:style-name="P3">Input form with various field types (text, dropdown, date picker)</text:p>
            </text:list-item>
            <text:list-item>
              <text:p text:style-name="P3">Responsive table display</text:p>
            </text:list-item>
            <text:list-item>
              <text:p text:style-name="P3">Clear form layout with validation</text:p>
            </text:list-item>
            <text:list-item>
              <text:p text:style-name="P3">Confirmation dialogs for critical actions</text:p>
            </text:list-item>
          </text:list>
        </text:list-item>
        <text:list-item>
          <text:p text:style-name="P2"><text:span text:style-name="Strong_20_Emphasis"><text:span text:style-name="T1">Functionality</text:span></text:span><text:span text:style-name="T1">:</text:span></text:p>
          <text:list>
            <text:list-item>
              <text:p text:style-name="P3">Add new motor surveys</text:p>
            </text:list-item>
            <text:list-item>
              <text:p text:style-name="P3">Edit existing entries</text:p>
            </text:list-item>
            <text:list-item>
              <text:p text:style-name="P3">Delete records</text:p>
            </text:list-item>
            <text:list-item>
              <text:p text:style-name="P3">Input validation</text:p>
            </text:list-item>
            <text:list-item>
              <text:p text:style-name="P3">Data persistence between sessions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7:03:21.675532768</meta:creation-date>
    <dc:date>2025-03-07T17:04:18.416185763</dc:date>
    <meta:editing-duration>PT58S</meta:editing-duration>
    <meta:editing-cycles>1</meta:editing-cycles>
    <meta:document-statistic meta:table-count="0" meta:image-count="0" meta:object-count="0" meta:page-count="1" meta:paragraph-count="17" meta:word-count="78" meta:character-count="463" meta:non-whitespace-character-count="415"/>
    <meta:generator>LibreOffice/24.8.4.2$Linux_X86_64 LibreOffice_project/bb3cfa12c7b1bf994ecc5649a80400d06cd71002</meta:generator>
  </office:meta>
</office:document-meta>
</file>